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servationManagerImpl.ensureReadOnly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servationManagerImpl.addEventListener( EventListener listener , int eventTypes , String absPath , boolean isDeep , String [ ] uuids , String [ ] nodeTypeNames , boolean noLoca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ObservationManagerImpl.ObservationManagerImpl( WorkspaceManager wspManager , NamePathResolver resolver , NodeTypeRegistry nt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servationManagerImpl.getEvent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servationManagerImpl.onEvent( EventBundle eventBund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ObservationManagerImpl.getRegisteredEvent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servationManagerImpl.removeEventListener( EventListener 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